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6.423cm" style:use-optimal-column-width="false"/>
    </style:style>
    <style:style style:name="co2" style:family="table-column">
      <style:table-column-properties style:column-width="13.863cm" style:use-optimal-column-width="false"/>
    </style:style>
    <style:style style:name="co3" style:family="table-column">
      <style:table-column-properties style:column-width="6.346cm" style:use-optimal-column-width="false"/>
    </style:style>
    <style:style style:name="co4" style:family="table-column">
      <style:table-column-properties style:column-width="11.06cm" style:use-optimal-column-width="false"/>
    </style:style>
    <style:style style:name="co5" style:family="table-column">
      <style:table-column-properties style:column-width="18.253cm" style:use-optimal-column-width="false"/>
    </style:style>
    <style:style style:name="co6" style:family="table-column">
      <style:table-column-properties style:column-width="8.827cm" style:use-optimal-column-width="false"/>
    </style:style>
    <style:style style:name="ro1" style:family="table-row">
      <style:table-row-properties style:row-height="1.473cm"/>
    </style:style>
    <style:style style:name="ro2" style:family="table-row">
      <style:table-row-properties style:row-height="2.069cm"/>
    </style:style>
    <style:style style:name="ro3" style:family="table-row">
      <style:table-row-properties style:row-height="2.073cm"/>
    </style:style>
    <style:style style:name="ce1" style:family="table-cell">
      <style:graphic-properties style:repeat="repeat"/>
      <style:text-properties fo:color="#0066cc"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color="#0066cc" fo:font-size="14pt" style:font-size-asian="14pt" style:font-size-complex="14pt"/>
    </style:style>
    <style:style style:name="ce3" style:family="table-cell">
      <style:graphic-properties style:repeat="repeat"/>
      <style:paragraph-properties fo:line-height="150%"/>
      <style:text-properties fo:color="#0066cc" fo:font-size="14pt" style:font-size-asian="14pt" style:font-size-complex="14pt"/>
    </style:style>
    <style:style style:name="P1" style:family="paragraph">
      <style:text-properties fo:color="#0066cc" fo:font-size="14pt" style:font-size-asian="14pt" style:font-size-complex="14pt"/>
    </style:style>
    <style:style style:name="P2" style:family="paragraph">
      <style:text-properties fo:color="#0066cc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line-height="150%"/>
      <style:text-properties fo:color="#0066cc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4.771cm" svg:height="20.101cm" svg:x="-21.605cm" svg:y="4.0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S.no</text:span></text:p>
              </table:table-cell>
              <table:table-cell>
                <text:p text:style-name="P1"><text:span text:style-name="T1">Functionality</text:span></text:p>
              </table:table-cell>
              <table:table-cell>
                <text:p text:style-name="P1"><text:span text:style-name="T1"><text:s text:c="4"/></text:span><text:span text:style-name="T1">Test procedure</text:span></text:p>
              </table:table-cell>
              <table:table-cell>
                <text:p text:style-name="P1"><text:span text:style-name="T1">Expected output</text:span></text:p>
              </table:table-cell>
              <table:table-cell>
                <text:p text:style-name="P1"><text:span text:style-name="T1">Actual output</text:span></text:p>
              </table:table-cell>
              <table:table-cell>
                <text:p text:style-name="P1"><text:span text:style-name="T1">Result </text:span></text:p>
                <text:p text:style-name="P1"><text:span text:style-name="T1">Pass/fail</text:span></text:p>
              </table:table-cell>
            </table:table-row>
            <table:table-row table:style-name="ro2" table:default-cell-style-name="ce2">
              <table:table-cell table:style-name="ce1">
                <text:p text:style-name="P1">1.</text:p>
              </table:table-cell>
              <table:table-cell>
                <text:p text:style-name="P1">Addition check-</text:p>
                <text:p text:style-name="P1">Check for addition of the circuit by making the in1+in2.</text:p>
              </table:table-cell>
              <table:table-cell>
                <text:p text:style-name="P1">Make,</text:p>
                <text:p text:style-name="P1">in1=data,</text:p>
                <text:p text:style-name="P1">in2=data.</text:p>
              </table:table-cell>
              <table:table-cell table:style-name="ce3">
                <text:p text:style-name="P1">output=sum of in1 and in2.</text:p>
              </table:table-cell>
              <table:table-cell>
                <text:p text:style-name="P1">time=20,rst=1,in1=4,in2=8,alu_cmd=0,out1=12,</text:p>
                <text:p text:style-name="P1"/>
              </table:table-cell>
              <table:table-cell>
                <text:p text:style-name="P1">pass</text:p>
              </table:table-cell>
            </table:table-row>
            <table:table-row table:style-name="ro2" table:default-cell-style-name="ce2">
              <table:table-cell table:style-name="ce1">
                <text:p text:style-name="P2">2.</text:p>
              </table:table-cell>
              <table:table-cell>
                <text:p text:style-name="P1">Subtraction check-</text:p>
                <text:p text:style-name="P1">Check for subtraction of the circuit by making in1-in2,</text:p>
                <text:p text:style-name="P1"/>
              </table:table-cell>
              <table:table-cell>
                <text:p text:style-name="P1">Make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subtract of in1 and in2.</text:p>
              </table:table-cell>
              <table:table-cell>
                <text:p text:style-name="P1">time=30,rst=1,in1=8,in2=2,alu_cmd=1,out1=6,</text:p>
                <text:p text:style-name="P1"/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3.</text:p>
              </table:table-cell>
              <table:table-cell>
                <text:p text:style-name="P1">Left Shifting check-</text:p>
                <text:p text:style-name="P1">Check for left shifting of the circuit by making in&lt;&lt;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shifted by in2 data.</text:p>
              </table:table-cell>
              <table:table-cell>
                <text:p text:style-name="P1">time=40,rst=1,in1=2,in2=2,alu_cmd=2,out1=8,</text:p>
                <text:p text:style-name="P1"/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4.</text:p>
              </table:table-cell>
              <table:table-cell>
                <text:p text:style-name="P1">Shifting check-</text:p>
                <text:p text:style-name="P1">Check for right <text:s/>shifting of the circuit by making in&gt;&gt;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shifted by in2 data.</text:p>
              </table:table-cell>
              <table:table-cell>
                <text:p text:style-name="P1">time=50,rst=1,in1=8,in2=2,alu_cmd=4,out1=2,</text:p>
                <text:p text:style-name="P1"/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5.</text:p>
              </table:table-cell>
              <table:table-cell>
                <text:p text:style-name="P1">Bit wise OR check-</text:p>
                <text:p text:style-name="P1">Check for bit wise OR by making in1| 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 =in1|in2</text:p>
              </table:table-cell>
              <table:table-cell>
                <text:p text:style-name="P1">time=60,rst=1,in1=7,in2=8,alu_cmd=5,out1=15,</text:p>
                <text:p text:style-name="P1"/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6</text:p>
              </table:table-cell>
              <table:table-cell>
                <text:p text:style-name="P1">Logical AND check-</text:p>
                <text:p text:style-name="P1">Check for logical AND operation by making in1 &amp;&amp; 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in1 &amp;&amp; in2</text:p>
              </table:table-cell>
              <table:table-cell>
                <text:p text:style-name="P1">time=70,rst=1,in1=4,in2=4,alu_cmd=6,out1=1,</text:p>
                <text:p text:style-name="P1"/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2">7.</text:p>
              </table:table-cell>
              <table:table-cell>
                <text:p text:style-name="P1">Bit wise XOR check-</text:p>
                <text:p text:style-name="P1">Check for bit wise XOR by making of in1 ^ 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in1 ^ in2</text:p>
              </table:table-cell>
              <table:table-cell>
                <text:p text:style-name="P1">time=80,rst=1,in1=4,in2=8,alu_cmd=7,out1=12,</text:p>
                <text:p text:style-name="P1"/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2">8.</text:p>
              </table:table-cell>
              <table:table-cell>
                <text:p text:style-name="P1">Logical OR check-</text:p>
                <text:p text:style-name="P1">Check for the logical OR by making in1 || 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3">output=in1 || in2</text:p>
              </table:table-cell>
              <table:table-cell>
                <text:p text:style-name="P1">time=90,rst=1,in1=4,in2=4,alu_cmd=8,out1=1,</text:p>
                <text:p text:style-name="P1"/>
              </table:table-cell>
              <table:table-cell/>
            </table:table-row>
            <table:table-row table:style-name="ro3" table:default-cell-style-name="ce2">
              <table:table-cell table:style-name="ce1">
                <text:p text:style-name="P2">9.</text:p>
              </table:table-cell>
              <table:table-cell>
                <text:p text:style-name="P1">XNOR check-</text:p>
                <text:p text:style-name="P1">Check for XNOR by making of in1 ~^ in2</text:p>
              </table:table-cell>
              <table:table-cell>
                <text:p text:style-name="P1">Make ,</text:p>
                <text:p text:style-name="P1">in1=data,</text:p>
                <text:p text:style-name="P1">In2=data</text:p>
              </table:table-cell>
              <table:table-cell table:style-name="ce3">
                <text:p text:style-name="P1"><text:s/>output=in1 ~^ in2</text:p>
              </table:table-cell>
              <table:table-cell>
                <text:p text:style-name="P1">time=100,rst=1,in1=4,in2=8,alu_cmd=9,out1=0</text:p>
                <text:p text:style-name="P1"/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6T18:15:06.696266848</meta:creation-date>
    <dc:date>2016-11-16T18:34:15.529345585</dc:date>
    <meta:editing-duration>PT1M46S</meta:editing-duration>
    <meta:editing-cycles>1</meta:editing-cycles>
    <meta:document-statistic meta:object-count="1"/>
    <meta:generator>LibreOffice/4.3.7.2$Linux_X86_64 LibreOffice_project/430$Build-2</meta:generator>
  </office:meta>
</office:document-meta>
</file>